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69.15pt"/>
    </style:style>
    <style:style style:name="co3" style:family="table-column">
      <style:table-column-properties fo:break-before="auto" style:column-width="356.4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67.61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ttleDelay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Little Delay Line Bill of Materials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</text:p>
          </table:table-cell>
          <table:table-cell table:number-columns-repeated="4"/>
          <table:table-cell office:value-type="string" calcext:value-type="string">
            <text:p>Capacitors_THT:CP_Radial_Tant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0 pF to 10 nF 630 V ceramic disc capacitor</text:p>
          </table:table-cell>
          <table:table-cell table:number-columns-repeated="4"/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 50 V ceramic disc capacitor</text:p>
          </table:table-cell>
          <table:table-cell table:number-columns-repeated="4"/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 nF 50 V ceramic disc capacitor</text:p>
          </table:table-cell>
          <table:table-cell table:number-columns-repeated="4"/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2200 pF to 10 nF 630 V ceramic disc capacitor</text:p>
          </table:table-cell>
          <table:table-cell table:number-columns-repeated="4"/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  <table:table-cell table:number-columns-repeated="4"/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 or right-angle BNC isolated PCB receptacle</text:p>
          </table:table-cell>
          <table:table-cell table:number-columns-repeated="4"/>
          <table:table-cell office:value-type="string" calcext:value-type="string">
            <text:p>tuner:bnc_90_1-1337543-0_pad_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 or right-angle BNC isolated PCB receptacle</text:p>
          </table:table-cell>
          <table:table-cell table:number-columns-repeated="4"/>
          <table:table-cell office:value-type="string" calcext:value-type="string">
            <text:p>tuner:bnc_90_1-1337543-0_pad_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rows of 5 pin headers 2.54 mm spacing</text:p>
          </table:table-cell>
          <table:table-cell table:number-columns-repeated="4"/>
          <table:table-cell office:value-type="string" calcext:value-type="string">
            <text:p>Pin_Headers:Pin_Header_Straight_2x0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BNC straight female jack PCB mount</text:p>
          </table:table-cell>
          <table:table-cell table:number-columns-repeated="4"/>
          <table:table-cell office:value-type="string" calcext:value-type="string">
            <text:p>Connectors:bnc-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  <table:table-cell table:number-columns-repeated="4"/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3 pin headers 2.54 mm spacing</text:p>
          </table:table-cell>
          <table:table-cell table:number-columns-repeated="4"/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3 pin headers 2.54 mm spacing</text:p>
          </table:table-cell>
          <table:table-cell table:number-columns-repeated="4"/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3 pin headers 2.54 mm spacing</text:p>
          </table:table-cell>
          <table:table-cell table:number-columns-repeated="4"/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100 uH axial choke inductor 0.5 W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L9 and L10 are together a common-mode choke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L9 and L10 are together a common-mode choke</text:p>
          </table:table-cell>
          <table:table-cell table:number-columns-repeated="4"/>
          <table:table-cell office:value-type="string" calcext:value-type="string">
            <text:p>Inductors_THT:L_Axial_L5.3mm_D2.2mm_P7.62mm_Horizontal_Vishay_I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  <table:table-cell table:number-columns-repeated="4"/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Little” relay (see documentation for details)</text:p>
          </table:table-cell>
          <table:table-cell table:number-columns-repeated="4"/>
          <table:table-cell office:value-type="string" calcext:value-type="string">
            <text:p>tuner:G2V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08 Microchip DIP-18</text:p>
          </table:table-cell>
          <table:table-cell table:number-columns-repeated="4"/>
          <table:table-cell office:value-type="string" calcext:value-type="string">
            <text:p>Housings_DIP:DIP-18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803A DIP-18</text:p>
          </table:table-cell>
          <table:table-cell table:number-columns-repeated="4"/>
          <table:table-cell office:value-type="string" calcext:value-type="string">
            <text:p>Housings_DIP:DIP-18_W7.62mm_Socke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hase reversal transformer is a common-mode chok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x turns on two stacked FT82-4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0:26:39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26:44.896000000</dc:date>
    <meta:editing-duration>PT16M36S</meta:editing-duration>
    <meta:editing-cycles>4</meta:editing-cycles>
    <meta:generator>LibreOffice/5.4.0.3$Windows_x86 LibreOffice_project/7556cbc6811c9d992f4064ab9287069087d7f62c</meta:generator>
    <meta:document-statistic meta:table-count="1" meta:cell-count="289" meta:object-count="0"/>
  </office:meta>
</office:document-meta>
</file>